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2.168cm"/>
    </style:style>
    <style:style style:name="co2" style:family="table-column">
      <style:table-column-properties fo:break-before="auto" style:column-width="2.1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84"/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2.913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80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ole-draw-aspect="1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宋体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宋体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style:font-name-asian="Arial" style:font-size-asian="10pt" style:font-name-complex="Arial" style:font-size-complex="10pt"/>
    </style:style>
    <style:style style:name="T3" style:family="text">
      <style:text-properties fo:font-family="'Lucida Sans'" style:font-family-generic="swiss" style:font-pitch="variable" fo:font-size="10pt" style:font-family-asian="'Lucida Sans'" style:font-family-generic-asian="swiss" style:font-pitch-asian="variable" style:font-size-asian="10pt" style:font-family-complex="'Lucida Sans'" style:font-family-generic-complex="swiss" style:font-pitch-complex="variable" style:font-size-complex="10pt"/>
    </style:style>
  </office:automatic-styles>
  <office:body>
    <office:spreadsheet>
      <table:calculation-settings table:case-sensitive="false" table:use-regular-expressions="false"/>
      <table:table table:name="Statistic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1021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2" office:value-type="date" office:date-value="2012-03-06">
            <text:p>2012-03-06</text:p>
          </table:table-cell>
          <table:table-cell table:style-name="ce2" office:value-type="date" office:date-value="2012-03-26">
            <text:p>2012-03-26</text:p>
          </table:table-cell>
          <table:table-cell table:style-name="ce2" office:value-type="date" office:date-value="2012-06-22">
            <office:annotation draw:style-name="gr1" draw:text-style-name="P1" svg:width="4.273cm" svg:height="1.781cm" svg:x="9.303cm" svg:y="0cm" draw:caption-point-x="-0.61cm" draw:caption-point-y="0.01cm">
              <dc:date>2012-06-27T00:00:00</dc:date>
              <text:p text:style-name="P1"><text:span text:style-name="T1">There is another TSV file (2012-06-26) which is just a generation of mega-map in enzdev.</text:span></text:p>
            </office:annotation>
            <text:p>2012-06-22</text:p>
          </table:table-cell>
          <table:table-cell table:style-name="ce2" office:value-type="date" office:date-value="2012-09-20">
            <text:p>2012-09-20</text:p>
          </table:table-cell>
          <table:table-cell table:style-name="ce2" office:value-type="date" office:date-value="2012-10-04">
            <text:p>2012-10-04</text:p>
          </table:table-cell>
          <table:table-cell table:style-name="ce2" office:value-type="date" office:date-value="2012-11-01">
            <text:p>2012-11-01</text:p>
          </table:table-cell>
          <table:table-cell table:style-name="ce2" office:value-type="date" office:date-value="2012-11-28">
            <text:p>2012-11-28</text:p>
          </table:table-cell>
          <table:table-cell table:number-columns-repeated="1016"/>
        </table:table-row>
        <table:table-row table:style-name="ro2">
          <table:table-cell table:style-name="ce1"/>
          <table:table-cell table:style-name="ce2"/>
          <table:table-cell table:number-columns-repeated="1022"/>
        </table:table-row>
        <table:table-row table:style-name="ro1">
          <table:table-cell table:style-name="ce1" office:value-type="string">
            <text:p>DB</text:p>
          </table:table-cell>
          <table:table-cell table:number-columns-repeated="7" table:style-name="ce1" office:value-type="string">
            <text:p>Entries</text:p>
          </table:table-cell>
          <table:table-cell table:style-name="ce1" office:value-type="string">
            <text:p>DB</text:p>
          </table:table-cell>
          <table:table-cell table:style-name="ce1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hEBI</text:p>
          </table:table-cell>
          <table:table-cell office:value-type="float" office:value="8184">
            <text:p>8184</text:p>
          </table:table-cell>
          <table:table-cell office:value-type="float" office:value="9692">
            <text:p>9692</text:p>
          </table:table-cell>
          <table:table-cell office:value-type="float" office:value="9521">
            <text:p>9521</text:p>
          </table:table-cell>
          <table:table-cell office:value-type="float" office:value="5201">
            <office:annotation draw:style-name="gr2" draw:text-style-name="P1" svg:width="6.888cm" svg:height="3.113cm" svg:x="11.56cm" svg:y="0.223cm" draw:caption-point-x="-0.61cm" draw:caption-point-y="1.51cm">
              <dc:date>2012-09-21T00:00:00</dc:date>
              <text:p text:style-name="P1"><text:span text:style-name="T2">Now using a new </text:span><text:span text:style-name="T3">importer for ChEBI data (from the DB instead of the EB-Eye XML file).</text:span></text:p>
              <text:p text:style-name="P1"><text:span text:style-name="T3">This one filters compounds referencing UniProt, taking only cofactors and reaction participants (see trac #101).</text:span></text:p>
            </office:annotation>
            <text:p>5201</text:p>
          </table:table-cell>
          <table:table-cell office:value-type="float" office:value="5570">
            <text:p>5570</text:p>
          </table:table-cell>
          <table:table-cell office:value-type="float" office:value="5639">
            <text:p>5639</text:p>
          </table:table-cell>
          <table:table-cell office:value-type="float" office:value="5638">
            <text:p>5638</text:p>
          </table:table-cell>
          <table:table-cell office:value-type="string">
            <text:p>ChEBI</text:p>
          </table:table-cell>
          <table:table-cell table:number-columns-repeated="1015"/>
        </table:table-row>
        <table:table-row table:style-name="ro1">
          <table:table-cell office:value-type="string">
            <text:p>ChEMBL</text:p>
          </table:table-cell>
          <table:table-cell office:value-type="float" office:value="726635">
            <text:p>726635</text:p>
          </table:table-cell>
          <table:table-cell office:value-type="float" office:value="726649">
            <text:p>726649</text:p>
          </table:table-cell>
          <table:table-cell office:value-type="float" office:value="726996">
            <text:p>726996</text:p>
          </table:table-cell>
          <table:table-cell office:value-type="float" office:value="726289">
            <text:p>726289</text:p>
          </table:table-cell>
          <table:table-cell table:number-columns-repeated="3" office:value-type="float" office:value="726293">
            <text:p>726293</text:p>
          </table:table-cell>
          <table:table-cell office:value-type="string">
            <text:p>ChEMBL</text:p>
          </table:table-cell>
          <table:table-cell table:number-columns-repeated="1015"/>
        </table:table-row>
        <table:table-row table:style-name="ro1">
          <table:table-cell office:value-type="string">
            <text:p>EC</text:p>
          </table:table-cell>
          <table:table-cell office:value-type="float" office:value="3287">
            <text:p>3287</text:p>
          </table:table-cell>
          <table:table-cell office:value-type="float" office:value="3336">
            <text:p>3336</text:p>
          </table:table-cell>
          <table:table-cell office:value-type="float" office:value="3385">
            <text:p>3385</text:p>
          </table:table-cell>
          <table:table-cell office:value-type="float" office:value="3655">
            <text:p>3655</text:p>
          </table:table-cell>
          <table:table-cell office:value-type="float" office:value="3691">
            <text:p>3691</text:p>
          </table:table-cell>
          <table:table-cell office:value-type="float" office:value="3697">
            <text:p>3697</text:p>
          </table:table-cell>
          <table:table-cell office:value-type="float" office:value="3713">
            <text:p>3713</text:p>
          </table:table-cell>
          <table:table-cell office:value-type="string">
            <text:p>EC</text:p>
          </table:table-cell>
          <table:table-cell table:number-columns-repeated="1015"/>
        </table:table-row>
        <table:table-row table:style-name="ro1">
          <table:table-cell office:value-type="string">
            <text:p>EFO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table:number-columns-repeated="2" office:value-type="float" office:value="88">
            <text:p>88</text:p>
          </table:table-cell>
          <table:table-cell/>
          <table:table-cell office:value-type="float" office:value="89">
            <text:p>89</text:p>
          </table:table-cell>
          <table:table-cell office:value-type="string">
            <text:p>EFO</text:p>
          </table:table-cell>
          <table:table-cell table:number-columns-repeated="1015"/>
        </table:table-row>
        <table:table-row table:style-name="ro1">
          <table:table-cell office:value-type="string">
            <text:p>Linnean</text:p>
          </table:table-cell>
          <table:table-cell office:value-type="float" office:value="7178">
            <text:p>7178</text:p>
          </table:table-cell>
          <table:table-cell office:value-type="float" office:value="7218">
            <text:p>7218</text:p>
          </table:table-cell>
          <table:table-cell office:value-type="float" office:value="7271">
            <text:p>7271</text:p>
          </table:table-cell>
          <table:table-cell office:value-type="float" office:value="7333">
            <text:p>7333</text:p>
          </table:table-cell>
          <table:table-cell office:value-type="float" office:value="7345">
            <text:p>7345</text:p>
          </table:table-cell>
          <table:table-cell office:value-type="float" office:value="7354">
            <text:p>7354</text:p>
          </table:table-cell>
          <table:table-cell office:value-type="float" office:value="7356">
            <text:p>7356</text:p>
          </table:table-cell>
          <table:table-cell office:value-type="string">
            <text:p>Linnean</text:p>
          </table:table-cell>
          <table:table-cell table:number-columns-repeated="1015"/>
        </table:table-row>
        <table:table-row table:style-name="ro1">
          <table:table-cell office:value-type="string">
            <text:p>MeSH</text:p>
          </table:table-cell>
          <table:table-cell table:number-columns-repeated="2" office:value-type="float" office:value="316">
            <text:p>316</text:p>
          </table:table-cell>
          <table:table-cell office:value-type="float" office:value="319">
            <text:p>319</text:p>
          </table:table-cell>
          <table:table-cell table:number-columns-repeated="2" office:value-type="float" office:value="320">
            <text:p>320</text:p>
          </table:table-cell>
          <table:table-cell/>
          <table:table-cell office:value-type="float" office:value="320">
            <text:p>320</text:p>
          </table:table-cell>
          <table:table-cell office:value-type="string">
            <text:p>MeSH</text:p>
          </table:table-cell>
          <table:table-cell table:number-columns-repeated="1015"/>
        </table:table-row>
        <table:table-row table:style-name="ro1">
          <table:table-cell office:value-type="string">
            <text:p>OMIM</text:p>
          </table:table-cell>
          <table:table-cell office:value-type="float" office:value="421">
            <text:p>421</text:p>
          </table:table-cell>
          <table:table-cell office:value-type="float" office:value="418">
            <text:p>418</text:p>
          </table:table-cell>
          <table:table-cell office:value-type="float" office:value="422">
            <text:p>422</text:p>
          </table:table-cell>
          <table:table-cell table:number-columns-repeated="2" office:value-type="float" office:value="427">
            <text:p>427</text:p>
          </table:table-cell>
          <table:table-cell/>
          <table:table-cell office:value-type="float" office:value="427">
            <text:p>427</text:p>
          </table:table-cell>
          <table:table-cell office:value-type="string">
            <text:p>OMIM</text:p>
          </table:table-cell>
          <table:table-cell table:number-columns-repeated="1015"/>
        </table:table-row>
        <table:table-row table:style-name="ro1">
          <table:table-cell office:value-type="string">
            <text:p>PDB</text:p>
          </table:table-cell>
          <table:table-cell office:value-type="float" office:value="35112">
            <text:p>35112</text:p>
          </table:table-cell>
          <table:table-cell office:value-type="float" office:value="35793">
            <text:p>35793</text:p>
          </table:table-cell>
          <table:table-cell office:value-type="float" office:value="36836">
            <text:p>36836</text:p>
          </table:table-cell>
          <table:table-cell office:value-type="float" office:value="36981">
            <text:p>36981</text:p>
          </table:table-cell>
          <table:table-cell office:value-type="float" office:value="37492">
            <text:p>37492</text:p>
          </table:table-cell>
          <table:table-cell office:value-type="float" office:value="37898">
            <text:p>37898</text:p>
          </table:table-cell>
          <table:table-cell office:value-type="float" office:value="38163">
            <text:p>38163</text:p>
          </table:table-cell>
          <table:table-cell office:value-type="string">
            <text:p>PDB</text:p>
          </table:table-cell>
          <table:table-cell table:number-columns-repeated="1015"/>
        </table:table-row>
        <table:table-row table:style-name="ro1">
          <table:table-cell office:value-type="string">
            <text:p>PDBeChem</text:p>
          </table:table-cell>
          <table:table-cell office:value-type="float" office:value="469">
            <text:p>469</text:p>
          </table:table-cell>
          <table:table-cell office:value-type="float" office:value="477">
            <text:p>477</text:p>
          </table:table-cell>
          <table:table-cell office:value-type="float" office:value="516">
            <text:p>516</text:p>
          </table:table-cell>
          <table:table-cell table:number-columns-repeated="1020"/>
        </table:table-row>
        <table:table-row table:style-name="ro1">
          <table:table-cell office:value-type="string">
            <text:p>UniProt</text:p>
          </table:table-cell>
          <table:table-cell office:value-type="float" office:value="246257">
            <text:p>246257</text:p>
          </table:table-cell>
          <table:table-cell office:value-type="float" office:value="246916">
            <text:p>246916</text:p>
          </table:table-cell>
          <table:table-cell office:value-type="float" office:value="247876">
            <text:p>247876</text:p>
          </table:table-cell>
          <table:table-cell office:value-type="float" office:value="260759">
            <text:p>260759</text:p>
          </table:table-cell>
          <table:table-cell office:value-type="float" office:value="261373">
            <text:p>261373</text:p>
          </table:table-cell>
          <table:table-cell office:value-type="float" office:value="261081">
            <text:p>261081</text:p>
          </table:table-cell>
          <table:table-cell office:value-type="float" office:value="261128">
            <text:p>261128</text:p>
          </table:table-cell>
          <table:table-cell office:value-type="string">
            <text:p>UniProt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DB</text:p>
          </table:table-cell>
          <table:table-cell table:number-columns-repeated="7" table:style-name="ce1" office:value-type="string">
            <text:p>Accessions</text:p>
          </table:table-cell>
          <table:table-cell table:style-name="ce1" office:value-type="string">
            <text:p>DB</text:p>
          </table:table-cell>
          <table:table-cell table:style-name="ce1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hEBI</text:p>
          </table:table-cell>
          <table:table-cell office:value-type="float" office:value="8184">
            <text:p>8184</text:p>
          </table:table-cell>
          <table:table-cell office:value-type="float" office:value="9692">
            <text:p>9692</text:p>
          </table:table-cell>
          <table:table-cell office:value-type="float" office:value="9521">
            <text:p>9521</text:p>
          </table:table-cell>
          <table:table-cell>
            <office:annotation draw:style-name="gr3" draw:text-style-name="P1" svg:width="3.68cm" svg:height="2.009cm" svg:x="11.56cm" svg:y="5.772cm" draw:caption-point-x="-0.61cm" draw:caption-point-y="1.51cm">
              <dc:date>2012-09-21T00:00:00</dc:date>
              <text:p text:style-name="P1"><text:span text:style-name="T1">Now using the new importer. Anyway, accessions are only used for UniProt.</text:span></text:p>
            </office:annotation>
          </table:table-cell>
          <table:table-cell table:number-columns-repeated="1019"/>
        </table:table-row>
        <table:table-row table:style-name="ro1">
          <table:table-cell office:value-type="string">
            <text:p>UniProt</text:p>
          </table:table-cell>
          <table:table-cell office:value-type="float" office:value="307064">
            <text:p>307064</text:p>
          </table:table-cell>
          <table:table-cell office:value-type="float" office:value="308438">
            <text:p>308438</text:p>
          </table:table-cell>
          <table:table-cell office:value-type="float" office:value="310451">
            <text:p>310451</text:p>
          </table:table-cell>
          <table:table-cell office:value-type="float" office:value="311459">
            <text:p>311459</text:p>
          </table:table-cell>
          <table:table-cell office:value-type="float" office:value="312108">
            <text:p>312108</text:p>
          </table:table-cell>
          <table:table-cell office:value-type="float" office:value="312385">
            <text:p>312385</text:p>
          </table:table-cell>
          <table:table-cell office:value-type="float" office:value="312727">
            <text:p>312727</text:p>
          </table:table-cell>
          <table:table-cell office:value-type="string">
            <text:p>UniProt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DB</text:p>
          </table:table-cell>
          <table:table-cell table:number-columns-repeated="7" table:style-name="ce1" office:value-type="string">
            <text:p>Xrefs</text:p>
          </table:table-cell>
          <table:table-cell table:style-name="ce1" office:value-type="string">
            <text:p>DB</text:p>
          </table:table-cell>
          <table:table-cell table:style-name="ce1" table:number-columns-repeated="1015"/>
        </table:table-row>
        <table:table-row table:style-name="ro1">
          <table:table-cell table:number-columns-repeated="5"/>
          <table:table-cell table:style-name="ce1"/>
          <table:table-cell table:number-columns-repeated="1018"/>
        </table:table-row>
        <table:table-row table:style-name="ro1">
          <table:table-cell office:value-type="string">
            <text:p>ChEBI</text:p>
          </table:table-cell>
          <table:table-cell office:value-type="float" office:value="604446">
            <text:p>604446</text:p>
          </table:table-cell>
          <table:table-cell office:value-type="float" office:value="5061450">
            <text:p>5061450</text:p>
          </table:table-cell>
          <table:table-cell office:value-type="float" office:value="4163145">
            <text:p>4163145</text:p>
          </table:table-cell>
          <table:table-cell office:value-type="float" office:value="2993390">
            <text:p>2993390</text:p>
          </table:table-cell>
          <table:table-cell office:value-type="float" office:value="2993284">
            <text:p>2993284</text:p>
          </table:table-cell>
          <table:table-cell office:value-type="float" office:value="2998474">
            <text:p>2998474</text:p>
          </table:table-cell>
          <table:table-cell office:value-type="float" office:value="2998520">
            <text:p>2998520</text:p>
          </table:table-cell>
          <table:table-cell office:value-type="string">
            <text:p>ChEBI</text:p>
          </table:table-cell>
          <table:table-cell table:number-columns-repeated="1015"/>
        </table:table-row>
        <table:table-row table:style-name="ro1">
          <table:table-cell office:value-type="string">
            <text:p>ChEMBL</text:p>
          </table:table-cell>
          <table:table-cell office:value-type="float" office:value="1789324">
            <text:p>1789324</text:p>
          </table:table-cell>
          <table:table-cell office:value-type="float" office:value="1789467">
            <text:p>1789467</text:p>
          </table:table-cell>
          <table:table-cell office:value-type="float" office:value="1789814">
            <text:p>1789814</text:p>
          </table:table-cell>
          <table:table-cell office:value-type="float" office:value="1789107">
            <text:p>1789107</text:p>
          </table:table-cell>
          <table:table-cell office:value-type="float" office:value="1789150">
            <text:p>1789150</text:p>
          </table:table-cell>
          <table:table-cell table:number-columns-repeated="2" office:value-type="float" office:value="1789152">
            <text:p>1789152</text:p>
          </table:table-cell>
          <table:table-cell office:value-type="string">
            <text:p>ChEMBL</text:p>
          </table:table-cell>
          <table:table-cell table:number-columns-repeated="1015"/>
        </table:table-row>
        <table:table-row table:style-name="ro1">
          <table:table-cell office:value-type="string">
            <text:p>EC</text:p>
          </table:table-cell>
          <table:table-cell office:value-type="float" office:value="259633">
            <text:p>259633</text:p>
          </table:table-cell>
          <table:table-cell office:value-type="float" office:value="260326">
            <text:p>260326</text:p>
          </table:table-cell>
          <table:table-cell office:value-type="float" office:value="261816">
            <text:p>261816</text:p>
          </table:table-cell>
          <table:table-cell office:value-type="float" office:value="262599">
            <text:p>262599</text:p>
          </table:table-cell>
          <table:table-cell office:value-type="float" office:value="262915">
            <text:p>262915</text:p>
          </table:table-cell>
          <table:table-cell office:value-type="float" office:value="263901">
            <text:p>263901</text:p>
          </table:table-cell>
          <table:table-cell office:value-type="float" office:value="264303">
            <text:p>264303</text:p>
          </table:table-cell>
          <table:table-cell office:value-type="string">
            <text:p>EC</text:p>
          </table:table-cell>
          <table:table-cell table:number-columns-repeated="1015"/>
        </table:table-row>
        <table:table-row table:style-name="ro1">
          <table:table-cell office:value-type="string">
            <text:p>EFO</text:p>
          </table:table-cell>
          <table:table-cell office:value-type="float" office:value="188">
            <text:p>188</text:p>
          </table:table-cell>
          <table:table-cell office:value-type="float" office:value="193">
            <text:p>193</text:p>
          </table:table-cell>
          <table:table-cell office:value-type="float" office:value="200">
            <text:p>200</text:p>
          </table:table-cell>
          <table:table-cell table:number-columns-repeated="2" office:value-type="float" office:value="205">
            <text:p>205</text:p>
          </table:table-cell>
          <table:table-cell/>
          <table:table-cell office:value-type="float" office:value="206">
            <text:p>206</text:p>
          </table:table-cell>
          <table:table-cell office:value-type="string">
            <text:p>EFO</text:p>
          </table:table-cell>
          <table:table-cell table:number-columns-repeated="1015"/>
        </table:table-row>
        <table:table-row table:style-name="ro1">
          <table:table-cell office:value-type="string">
            <text:p>Linnean</text:p>
          </table:table-cell>
          <table:table-cell office:value-type="float" office:value="246257">
            <text:p>246257</text:p>
          </table:table-cell>
          <table:table-cell office:value-type="float" office:value="246916">
            <text:p>246916</text:p>
          </table:table-cell>
          <table:table-cell office:value-type="float" office:value="247876">
            <text:p>247876</text:p>
          </table:table-cell>
          <table:table-cell office:value-type="float" office:value="248487">
            <text:p>248487</text:p>
          </table:table-cell>
          <table:table-cell office:value-type="float" office:value="248766">
            <text:p>248766</text:p>
          </table:table-cell>
          <table:table-cell office:value-type="float" office:value="248895">
            <text:p>248895</text:p>
          </table:table-cell>
          <table:table-cell office:value-type="float" office:value="249050">
            <text:p>249050</text:p>
          </table:table-cell>
          <table:table-cell office:value-type="string">
            <text:p>Linnean</text:p>
          </table:table-cell>
          <table:table-cell table:number-columns-repeated="1015"/>
        </table:table-row>
        <table:table-row table:style-name="ro1">
          <table:table-cell office:value-type="string">
            <text:p>MeSH</text:p>
          </table:table-cell>
          <table:table-cell office:value-type="float" office:value="552">
            <text:p>552</text:p>
          </table:table-cell>
          <table:table-cell office:value-type="float" office:value="556">
            <text:p>556</text:p>
          </table:table-cell>
          <table:table-cell office:value-type="float" office:value="562">
            <text:p>562</text:p>
          </table:table-cell>
          <table:table-cell table:number-columns-repeated="2" office:value-type="float" office:value="566">
            <text:p>566</text:p>
          </table:table-cell>
          <table:table-cell/>
          <table:table-cell office:value-type="float" office:value="566">
            <text:p>566</text:p>
          </table:table-cell>
          <table:table-cell office:value-type="string">
            <text:p>MeSH</text:p>
          </table:table-cell>
          <table:table-cell table:number-columns-repeated="1015"/>
        </table:table-row>
        <table:table-row table:style-name="ro1">
          <table:table-cell office:value-type="string">
            <text:p>OMIM</text:p>
          </table:table-cell>
          <table:table-cell office:value-type="float" office:value="517">
            <text:p>517</text:p>
          </table:table-cell>
          <table:table-cell office:value-type="float" office:value="514">
            <text:p>514</text:p>
          </table:table-cell>
          <table:table-cell office:value-type="float" office:value="518">
            <text:p>518</text:p>
          </table:table-cell>
          <table:table-cell table:number-columns-repeated="2" office:value-type="float" office:value="524">
            <text:p>524</text:p>
          </table:table-cell>
          <table:table-cell/>
          <table:table-cell office:value-type="float" office:value="524">
            <text:p>524</text:p>
          </table:table-cell>
          <table:table-cell office:value-type="string">
            <text:p>OMIM</text:p>
          </table:table-cell>
          <table:table-cell table:number-columns-repeated="1015"/>
        </table:table-row>
        <table:table-row table:style-name="ro1">
          <table:table-cell office:value-type="string">
            <text:p>PDB</text:p>
          </table:table-cell>
          <table:table-cell office:value-type="float" office:value="37208">
            <text:p>37208</text:p>
          </table:table-cell>
          <table:table-cell office:value-type="float" office:value="37956">
            <text:p>37956</text:p>
          </table:table-cell>
          <table:table-cell office:value-type="float" office:value="39129">
            <text:p>39129</text:p>
          </table:table-cell>
          <table:table-cell office:value-type="float" office:value="39296">
            <text:p>39296</text:p>
          </table:table-cell>
          <table:table-cell office:value-type="float" office:value="39825">
            <text:p>39825</text:p>
          </table:table-cell>
          <table:table-cell office:value-type="float" office:value="40281">
            <text:p>40281</text:p>
          </table:table-cell>
          <table:table-cell office:value-type="float" office:value="40547">
            <text:p>40547</text:p>
          </table:table-cell>
          <table:table-cell office:value-type="string">
            <text:p>PDB</text:p>
          </table:table-cell>
          <table:table-cell table:number-columns-repeated="1015"/>
        </table:table-row>
        <table:table-row table:style-name="ro1">
          <table:table-cell office:value-type="string">
            <text:p>PDBeChem</text:p>
          </table:table-cell>
          <table:table-cell office:value-type="float" office:value="470">
            <text:p>470</text:p>
          </table:table-cell>
          <table:table-cell office:value-type="float" office:value="478">
            <text:p>478</text:p>
          </table:table-cell>
          <table:table-cell office:value-type="float" office:value="518">
            <text:p>518</text:p>
          </table:table-cell>
          <table:table-cell table:number-columns-repeated="1020"/>
        </table:table-row>
        <table:table-row table:style-name="ro1">
          <table:table-cell office:value-type="string">
            <text:p>UniProt</text:p>
          </table:table-cell>
          <table:table-cell office:value-type="float" office:value="2936743">
            <text:p>2936743</text:p>
          </table:table-cell>
          <table:table-cell office:value-type="float" office:value="7395988">
            <text:p>7395988</text:p>
          </table:table-cell>
          <table:table-cell office:value-type="float" office:value="6500932">
            <text:p>6500932</text:p>
          </table:table-cell>
          <table:table-cell office:value-type="float" office:value="5334174">
            <office:annotation draw:style-name="gr4" draw:text-style-name="P1" svg:width="2.899cm" svg:height="2.176cm" svg:x="11.56cm" svg:y="11.748cm" draw:caption-point-x="-0.61cm" draw:caption-point-y="1.51cm">
              <dc:date>2012-09-21T00:00:00</dc:date>
              <text:p text:style-name="P1"><text:span text:style-name="T1">Diminished because we have now only nearly half of the ChEBI entries.</text:span></text:p>
            </office:annotation>
            <text:p>5334174</text:p>
          </table:table-cell>
          <table:table-cell office:value-type="float" office:value="5335235">
            <text:p>5335235</text:p>
          </table:table-cell>
          <table:table-cell office:value-type="float" office:value="5340703">
            <text:p>5340703</text:p>
          </table:table-cell>
          <table:table-cell office:value-type="float" office:value="5342868">
            <text:p>5342868</text:p>
          </table:table-cell>
          <table:table-cell office:value-type="string">
            <text:p>UniProt</text:p>
          </table:table-cell>
          <table:table-cell table:number-columns-repeated="1015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aphics" table:style-name="ta1">
        <table:shapes>
          <draw:frame draw:z-index="0" draw:style-name="gr5" svg:width="16.012cm" svg:height="9.005cm" svg:x="0cm" svg:y="0.001cm">
            <draw:object draw:notify-on-update-of-ranges="Statistics.B1:Statistics.H1 Statistics.A5:Statistics.A5 Statistics.B5:Statistics.H5 Statistics.B1:Statistics.H1 Statistics.A6:Statistics.A6 Statistics.B6:Statistics.H6 Statistics.B1:Statistics.H1 Statistics.A7:Statistics.A7 Statistics.B7:Statistics.H7 Statistics.B1:Statistics.H1 Statistics.A8:Statistics.A8 Statistics.B8:Statistics.H8 Statistics.B1:Statistics.H1 Statistics.A9:Statistics.A9 Statistics.B9:Statistics.H9 Statistics.B1:Statistics.H1 Statistics.A10:Statistics.A10 Statistics.B10:Statistics.H10 Statistics.B1:Statistics.H1 Statistics.A11:Statistics.A11 Statistics.B11:Statistics.H11 Statistics.B1:Statistics.H1 Statistics.A12:Statistics.A12 Statistics.B12:Statistics.H12 Statistics.B1:Statistics.H1 Statistics.A13:Statistics.A13 Statistics.B13:Statistics.H13 Statistics.B1:Statistics.H1 Statistics.A14:Statistics.A14 Statistics.B14:Statistics.H1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5" svg:width="15.999cm" svg:height="8.999cm" svg:x="16.193cm" svg:y="0.001cm">
            <draw:object draw:notify-on-update-of-ranges="Statistics.B1:Statistics.H1 Statistics.A18:Statistics.A18 Statistics.B18:Statistics.H18 Statistics.B1:Statistics.H1 Statistics.A19:Statistics.A19 Statistics.B19:Statistics.H1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5" svg:width="15.999cm" svg:height="8.999cm" svg:x="0cm" svg:y="9.256cm">
            <draw:object draw:notify-on-update-of-ranges="Statistics.B1:Statistics.H1 Statistics.A23:Statistics.A23 Statistics.B23:Statistics.H23 Statistics.B1:Statistics.H1 Statistics.A24:Statistics.A24 Statistics.B24:Statistics.H24 Statistics.B1:Statistics.H1 Statistics.A25:Statistics.A25 Statistics.B25:Statistics.H25 Statistics.B1:Statistics.H1 Statistics.A26:Statistics.A26 Statistics.B26:Statistics.H26 Statistics.B1:Statistics.H1 Statistics.A27:Statistics.A27 Statistics.B27:Statistics.H27 Statistics.B1:Statistics.H1 Statistics.A28:Statistics.A28 Statistics.B28:Statistics.H28 Statistics.B1:Statistics.H1 Statistics.A29:Statistics.A29 Statistics.B29:Statistics.H29 Statistics.B1:Statistics.H1 Statistics.A30:Statistics.A30 Statistics.B30:Statistics.H30 Statistics.B1:Statistics.H1 Statistics.A31:Statistics.A31 Statistics.B31:Statistics.H31 Statistics.B1:Statistics.H1 Statistics.A32:Statistics.A32 Statistics.B32:Statistics.H3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currency-symbol number:language="wa" number:country="B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currency-symbol number:language="wa" number:country="BE">€</number:currency-symbol>
      <style:map style:condition="value()&gt;=0" style:apply-style-name="N104P0"/>
    </number:currency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30">00/00/0000</text:date>, <text:time style:data-style-name="N2" text:time-value="0000-00-00T16:42: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22T12:11:06</meta:creation-date>
    <dc:date>2013-01-30T16:55:33</dc:date>
    <meta:editing-duration>PT2M33S</meta:editing-duration>
    <meta:editing-cycles>7</meta:editing-cycles>
    <meta:generator>LibreOffice/3.6$MacOSX_x86 LibreOffice_project/2ef5aff-a6fb0ff-166bdff-cf087ad-0f1389</meta:generator>
    <meta:document-statistic meta:table-count="2" meta:cell-count="21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84">
      <number:year number:style="long"/>
      <number:text>-</number:text>
      <number:month number:style="long"/>
      <number:text>-</number:text>
      <number:day number:style="long"/>
    </number:date-style>
    <number:number-style style:name="N10003" number:language="en" number:country="GB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8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003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03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0003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0003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10003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0003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0003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10003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10003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10003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10003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013cm" svg:height="9.006cm" xlink:href=".." xlink:type="simple" chart:class="chart:scatter" chart:style-name="ch1">
        <chart:legend chart:legend-position="end" svg:x="12.799cm" svg:y="2.003cm" style:legend-expansion="high" chart:style-name="ch2"/>
        <chart:plot-area chart:style-name="ch3" table:cell-range-address="Statistics.B1:Statistics.H1 Statistics.A5:Statistics.H14" chart:data-source-has-labels="column" svg:x="1.314cm" svg:y="0.855cm" svg:width="10.845cm" svg:height="7.007cm">
          <chartooo:coordinate-region svg:x="2.835cm" svg:y="1.051cm" svg:width="8.423cm" svg:height="6.172cm"/>
          <chart:axis chart:dimension="x" chart:name="primary-x" chart:style-name="ch4">
            <chart:title svg:x="6.344cm" svg:y="8.043cm" chart:style-name="ch5">
              <text:p>Date</text:p>
            </chart:title>
          </chart:axis>
          <chart:axis chart:dimension="y" chart:name="primary-y" chart:style-name="ch6">
            <chart:title svg:x="0.451cm" svg:y="4.909cm" chart:style-name="ch7">
              <text:p>Entries</text:p>
            </chart:title>
            <chart:grid chart:style-name="ch8" chart:class="major"/>
          </chart:axis>
          <chart:series chart:style-name="ch9" chart:values-cell-range-address="Statistics.B5:Statistics.H5" chart:label-cell-address="Statistics.A5:Statistics.A5" chart:class="chart:scatter">
            <chart:domain table:cell-range-address="Statistics.B1:Statistics.H1"/>
            <chart:data-point chart:repeated="7"/>
          </chart:series>
          <chart:series chart:style-name="ch10" chart:values-cell-range-address="Statistics.B6:Statistics.H6" chart:label-cell-address="Statistics.A6:Statistics.A6" chart:class="chart:scatter">
            <chart:data-point chart:repeated="7"/>
          </chart:series>
          <chart:series chart:style-name="ch11" chart:values-cell-range-address="Statistics.B7:Statistics.H7" chart:label-cell-address="Statistics.A7:Statistics.A7" chart:class="chart:scatter">
            <chart:data-point chart:repeated="7"/>
          </chart:series>
          <chart:series chart:style-name="ch12" chart:values-cell-range-address="Statistics.B8:Statistics.H8" chart:label-cell-address="Statistics.A8:Statistics.A8" chart:class="chart:scatter">
            <chart:data-point chart:repeated="7"/>
          </chart:series>
          <chart:series chart:style-name="ch13" chart:values-cell-range-address="Statistics.B9:Statistics.H9" chart:label-cell-address="Statistics.A9:Statistics.A9" chart:class="chart:scatter">
            <chart:data-point chart:repeated="7"/>
          </chart:series>
          <chart:series chart:style-name="ch14" chart:values-cell-range-address="Statistics.B10:Statistics.H10" chart:label-cell-address="Statistics.A10:Statistics.A10" chart:class="chart:scatter">
            <chart:data-point chart:repeated="7"/>
          </chart:series>
          <chart:series chart:style-name="ch15" chart:values-cell-range-address="Statistics.B11:Statistics.H11" chart:label-cell-address="Statistics.A11:Statistics.A11" chart:class="chart:scatter">
            <chart:data-point chart:repeated="7"/>
          </chart:series>
          <chart:series chart:style-name="ch16" chart:values-cell-range-address="Statistics.B12:Statistics.H12" chart:label-cell-address="Statistics.A12:Statistics.A12" chart:class="chart:scatter">
            <chart:data-point chart:repeated="7"/>
          </chart:series>
          <chart:series chart:style-name="ch17" chart:values-cell-range-address="Statistics.B13:Statistics.H13" chart:label-cell-address="Statistics.A13:Statistics.A13" chart:class="chart:scatter">
            <chart:data-point chart:repeated="7"/>
          </chart:series>
          <chart:series chart:style-name="ch18" chart:values-cell-range-address="Statistics.B14:Statistics.H14" chart:label-cell-address="Statistics.A14:Statistics.A14" chart:class="chart:scatter">
            <chart:data-point chart:repeated="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40974">
                <text:p>40974</text:p>
                <draw:g>
                  <svg:desc>Statistics.B1:Statistics.H1</svg:desc>
                </draw:g>
              </table:table-cell>
              <table:table-cell office:value-type="float" office:value="40994">
                <text:p>40994</text:p>
              </table:table-cell>
              <table:table-cell office:value-type="float" office:value="41082">
                <text:p>41082</text:p>
              </table:table-cell>
              <table:table-cell office:value-type="float" office:value="41172">
                <text:p>41172</text:p>
              </table:table-cell>
              <table:table-cell office:value-type="float" office:value="41186">
                <text:p>41186</text:p>
              </table:table-cell>
              <table:table-cell office:value-type="float" office:value="41214">
                <text:p>41214</text:p>
              </table:table-cell>
              <table:table-cell office:value-type="float" office:value="41241">
                <text:p>41241</text:p>
              </table:table-cell>
            </table:table-row>
            <table:table-row>
              <table:table-cell office:value-type="string">
                <text:p>ChEBI</text:p>
                <draw:g>
                  <svg:desc>Statistics.A5:Statistics.A5</svg:desc>
                </draw:g>
              </table:table-cell>
              <table:table-cell office:value-type="float" office:value="8184">
                <text:p>8184</text:p>
                <draw:g>
                  <svg:desc>Statistics.B5:Statistics.H5</svg:desc>
                </draw:g>
              </table:table-cell>
              <table:table-cell office:value-type="float" office:value="9692">
                <text:p>9692</text:p>
              </table:table-cell>
              <table:table-cell office:value-type="float" office:value="9521">
                <text:p>9521</text:p>
              </table:table-cell>
              <table:table-cell office:value-type="float" office:value="5201">
                <text:p>5201</text:p>
              </table:table-cell>
              <table:table-cell office:value-type="float" office:value="5570">
                <text:p>5570</text:p>
              </table:table-cell>
              <table:table-cell office:value-type="float" office:value="5639">
                <text:p>5639</text:p>
              </table:table-cell>
              <table:table-cell office:value-type="float" office:value="5638">
                <text:p>5638</text:p>
              </table:table-cell>
            </table:table-row>
            <table:table-row>
              <table:table-cell office:value-type="string">
                <text:p>ChEMBL</text:p>
                <draw:g>
                  <svg:desc>Statistics.A6:Statistics.A6</svg:desc>
                </draw:g>
              </table:table-cell>
              <table:table-cell office:value-type="float" office:value="726635">
                <text:p>726635</text:p>
                <draw:g>
                  <svg:desc>Statistics.B6:Statistics.H6</svg:desc>
                </draw:g>
              </table:table-cell>
              <table:table-cell office:value-type="float" office:value="726649">
                <text:p>726649</text:p>
              </table:table-cell>
              <table:table-cell office:value-type="float" office:value="726996">
                <text:p>726996</text:p>
              </table:table-cell>
              <table:table-cell office:value-type="float" office:value="726289">
                <text:p>726289</text:p>
              </table:table-cell>
              <table:table-cell office:value-type="float" office:value="726293">
                <text:p>726293</text:p>
              </table:table-cell>
              <table:table-cell office:value-type="float" office:value="726293">
                <text:p>726293</text:p>
              </table:table-cell>
              <table:table-cell office:value-type="float" office:value="726293">
                <text:p>726293</text:p>
              </table:table-cell>
            </table:table-row>
            <table:table-row>
              <table:table-cell office:value-type="string">
                <text:p>EC</text:p>
                <draw:g>
                  <svg:desc>Statistics.A7:Statistics.A7</svg:desc>
                </draw:g>
              </table:table-cell>
              <table:table-cell office:value-type="float" office:value="3287">
                <text:p>3287</text:p>
                <draw:g>
                  <svg:desc>Statistics.B7:Statistics.H7</svg:desc>
                </draw:g>
              </table:table-cell>
              <table:table-cell office:value-type="float" office:value="3336">
                <text:p>3336</text:p>
              </table:table-cell>
              <table:table-cell office:value-type="float" office:value="3385">
                <text:p>3385</text:p>
              </table:table-cell>
              <table:table-cell office:value-type="float" office:value="3655">
                <text:p>3655</text:p>
              </table:table-cell>
              <table:table-cell office:value-type="float" office:value="3691">
                <text:p>3691</text:p>
              </table:table-cell>
              <table:table-cell office:value-type="float" office:value="3697">
                <text:p>3697</text:p>
              </table:table-cell>
              <table:table-cell office:value-type="float" office:value="3713">
                <text:p>3713</text:p>
              </table:table-cell>
            </table:table-row>
            <table:table-row>
              <table:table-cell office:value-type="string">
                <text:p>EFO</text:p>
                <draw:g>
                  <svg:desc>Statistics.A8:Statistics.A8</svg:desc>
                </draw:g>
              </table:table-cell>
              <table:table-cell office:value-type="float" office:value="81">
                <text:p>81</text:p>
                <draw:g>
                  <svg:desc>Statistics.B8:Statistics.H8</svg:desc>
                </draw:g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Linnean</text:p>
                <draw:g>
                  <svg:desc>Statistics.A9:Statistics.A9</svg:desc>
                </draw:g>
              </table:table-cell>
              <table:table-cell office:value-type="float" office:value="7178">
                <text:p>7178</text:p>
                <draw:g>
                  <svg:desc>Statistics.B9:Statistics.H9</svg:desc>
                </draw:g>
              </table:table-cell>
              <table:table-cell office:value-type="float" office:value="7218">
                <text:p>7218</text:p>
              </table:table-cell>
              <table:table-cell office:value-type="float" office:value="7271">
                <text:p>7271</text:p>
              </table:table-cell>
              <table:table-cell office:value-type="float" office:value="7333">
                <text:p>7333</text:p>
              </table:table-cell>
              <table:table-cell office:value-type="float" office:value="7345">
                <text:p>7345</text:p>
              </table:table-cell>
              <table:table-cell office:value-type="float" office:value="7354">
                <text:p>7354</text:p>
              </table:table-cell>
              <table:table-cell office:value-type="float" office:value="7356">
                <text:p>7356</text:p>
              </table:table-cell>
            </table:table-row>
            <table:table-row>
              <table:table-cell office:value-type="string">
                <text:p>MeSH</text:p>
                <draw:g>
                  <svg:desc>Statistics.A10:Statistics.A10</svg:desc>
                </draw:g>
              </table:table-cell>
              <table:table-cell office:value-type="float" office:value="316">
                <text:p>316</text:p>
                <draw:g>
                  <svg:desc>Statistics.B10:Statistics.H10</svg:desc>
                </draw:g>
              </table:table-cell>
              <table:table-cell office:value-type="float" office:value="316">
                <text:p>316</text:p>
              </table:table-cell>
              <table:table-cell office:value-type="float" office:value="319">
                <text:p>319</text:p>
              </table:table-cell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OMIM</text:p>
                <draw:g>
                  <svg:desc>Statistics.A11:Statistics.A11</svg:desc>
                </draw:g>
              </table:table-cell>
              <table:table-cell office:value-type="float" office:value="421">
                <text:p>421</text:p>
                <draw:g>
                  <svg:desc>Statistics.B11:Statistics.H11</svg:desc>
                </draw:g>
              </table:table-cell>
              <table:table-cell office:value-type="float" office:value="418">
                <text:p>418</text:p>
              </table:table-cell>
              <table:table-cell office:value-type="float" office:value="422">
                <text:p>422</text:p>
              </table:table-cell>
              <table:table-cell office:value-type="float" office:value="427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PDB</text:p>
                <draw:g>
                  <svg:desc>Statistics.A12:Statistics.A12</svg:desc>
                </draw:g>
              </table:table-cell>
              <table:table-cell office:value-type="float" office:value="35112">
                <text:p>35112</text:p>
                <draw:g>
                  <svg:desc>Statistics.B12:Statistics.H12</svg:desc>
                </draw:g>
              </table:table-cell>
              <table:table-cell office:value-type="float" office:value="35793">
                <text:p>35793</text:p>
              </table:table-cell>
              <table:table-cell office:value-type="float" office:value="36836">
                <text:p>36836</text:p>
              </table:table-cell>
              <table:table-cell office:value-type="float" office:value="36981">
                <text:p>36981</text:p>
              </table:table-cell>
              <table:table-cell office:value-type="float" office:value="37492">
                <text:p>37492</text:p>
              </table:table-cell>
              <table:table-cell office:value-type="float" office:value="37898">
                <text:p>37898</text:p>
              </table:table-cell>
              <table:table-cell office:value-type="float" office:value="38163">
                <text:p>38163</text:p>
              </table:table-cell>
            </table:table-row>
            <table:table-row>
              <table:table-cell office:value-type="string">
                <text:p>PDBeChem</text:p>
                <draw:g>
                  <svg:desc>Statistics.A13:Statistics.A13</svg:desc>
                </draw:g>
              </table:table-cell>
              <table:table-cell office:value-type="float" office:value="469">
                <text:p>469</text:p>
                <draw:g>
                  <svg:desc>Statistics.B13:Statistics.H13</svg:desc>
                </draw:g>
              </table:table-cell>
              <table:table-cell office:value-type="float" office:value="477">
                <text:p>477</text:p>
              </table:table-cell>
              <table:table-cell office:value-type="float" office:value="516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niProt</text:p>
                <draw:g>
                  <svg:desc>Statistics.A14:Statistics.A14</svg:desc>
                </draw:g>
              </table:table-cell>
              <table:table-cell office:value-type="float" office:value="246257">
                <text:p>246257</text:p>
                <draw:g>
                  <svg:desc>Statistics.B14:Statistics.H14</svg:desc>
                </draw:g>
              </table:table-cell>
              <table:table-cell office:value-type="float" office:value="246916">
                <text:p>246916</text:p>
              </table:table-cell>
              <table:table-cell office:value-type="float" office:value="247876">
                <text:p>247876</text:p>
              </table:table-cell>
              <table:table-cell office:value-type="float" office:value="260759">
                <text:p>260759</text:p>
              </table:table-cell>
              <table:table-cell office:value-type="float" office:value="261373">
                <text:p>261373</text:p>
              </table:table-cell>
              <table:table-cell office:value-type="float" office:value="261081">
                <text:p>261081</text:p>
              </table:table-cell>
              <table:table-cell office:value-type="float" office:value="261128">
                <text:p>2611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2ef5aff-a6fb0ff-166bdff-cf087ad-0f13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84">
      <number:year number:style="long"/>
      <number:text>-</number:text>
      <number:month number:style="long"/>
      <number:text>-</number:text>
      <number:day number:style="long"/>
    </number:date-style>
    <number:number-style style:name="N10003" number:language="en" number:country="GB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8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003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03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0003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92cm" svg:y="3.96cm" style:legend-expansion="high" chart:style-name="ch2"/>
        <chart:plot-area chart:style-name="ch3" table:cell-range-address="Statistics.B1:Statistics.H1 Statistics.A18:Statistics.H19" chart:data-source-has-labels="column" svg:x="1.314cm" svg:y="0.855cm" svg:width="11.538cm" svg:height="7.001cm">
          <chartooo:coordinate-region svg:x="2.835cm" svg:y="1.05cm" svg:width="9.116cm" svg:height="6.167cm"/>
          <chart:axis chart:dimension="x" chart:name="primary-x" chart:style-name="ch4">
            <chart:title svg:x="6.691cm" svg:y="8.037cm" chart:style-name="ch5">
              <text:p>Date</text:p>
            </chart:title>
          </chart:axis>
          <chart:axis chart:dimension="y" chart:name="primary-y" chart:style-name="ch6">
            <chart:title svg:x="0.451cm" svg:y="5.224cm" chart:style-name="ch7">
              <text:p>Accessions</text:p>
            </chart:title>
            <chart:grid chart:style-name="ch8" chart:class="major"/>
          </chart:axis>
          <chart:series chart:style-name="ch9" chart:values-cell-range-address="Statistics.B18:Statistics.H18" chart:label-cell-address="Statistics.A18:Statistics.A18" chart:class="chart:scatter">
            <chart:domain table:cell-range-address="Statistics.B1:Statistics.H1"/>
            <chart:data-point chart:repeated="7"/>
          </chart:series>
          <chart:series chart:style-name="ch10" chart:values-cell-range-address="Statistics.B19:Statistics.H19" chart:label-cell-address="Statistics.A19:Statistics.A19" chart:class="chart:scatte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40974">
                <text:p>40974</text:p>
                <draw:g>
                  <svg:desc>Statistics.B1:Statistics.H1</svg:desc>
                </draw:g>
              </table:table-cell>
              <table:table-cell office:value-type="float" office:value="40994">
                <text:p>40994</text:p>
              </table:table-cell>
              <table:table-cell office:value-type="float" office:value="41082">
                <text:p>41082</text:p>
              </table:table-cell>
              <table:table-cell office:value-type="float" office:value="41172">
                <text:p>41172</text:p>
              </table:table-cell>
              <table:table-cell office:value-type="float" office:value="41186">
                <text:p>41186</text:p>
              </table:table-cell>
              <table:table-cell office:value-type="float" office:value="41214">
                <text:p>41214</text:p>
              </table:table-cell>
              <table:table-cell office:value-type="float" office:value="41241">
                <text:p>41241</text:p>
              </table:table-cell>
            </table:table-row>
            <table:table-row>
              <table:table-cell office:value-type="string">
                <text:p>ChEBI</text:p>
                <draw:g>
                  <svg:desc>Statistics.A18:Statistics.A18</svg:desc>
                </draw:g>
              </table:table-cell>
              <table:table-cell office:value-type="float" office:value="8184">
                <text:p>8184</text:p>
                <draw:g>
                  <svg:desc>Statistics.B18:Statistics.H18</svg:desc>
                </draw:g>
              </table:table-cell>
              <table:table-cell office:value-type="float" office:value="9692">
                <text:p>9692</text:p>
              </table:table-cell>
              <table:table-cell office:value-type="float" office:value="9521">
                <text:p>9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niProt</text:p>
                <draw:g>
                  <svg:desc>Statistics.A19:Statistics.A19</svg:desc>
                </draw:g>
              </table:table-cell>
              <table:table-cell office:value-type="float" office:value="307064">
                <text:p>307064</text:p>
                <draw:g>
                  <svg:desc>Statistics.B19:Statistics.H19</svg:desc>
                </draw:g>
              </table:table-cell>
              <table:table-cell office:value-type="float" office:value="308438">
                <text:p>308438</text:p>
              </table:table-cell>
              <table:table-cell office:value-type="float" office:value="310451">
                <text:p>310451</text:p>
              </table:table-cell>
              <table:table-cell office:value-type="float" office:value="311459">
                <text:p>311459</text:p>
              </table:table-cell>
              <table:table-cell office:value-type="float" office:value="312108">
                <text:p>312108</text:p>
              </table:table-cell>
              <table:table-cell office:value-type="float" office:value="312385">
                <text:p>312385</text:p>
              </table:table-cell>
              <table:table-cell office:value-type="float" office:value="312727">
                <text:p>3127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2ef5aff-a6fb0ff-166bdff-cf087ad-0f13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84">
      <number:year number:style="long"/>
      <number:text>-</number:text>
      <number:month number:style="long"/>
      <number:text>-</number:text>
      <number:day number:style="long"/>
    </number:date-style>
    <number:number-style style:name="N10003" number:language="en" number:country="GB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8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003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03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0003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0003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10003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0003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0003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10003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10003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10003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10003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86cm" svg:y="2cm" style:legend-expansion="high" chart:style-name="ch2"/>
        <chart:plot-area chart:style-name="ch3" table:cell-range-address="Statistics.B1:Statistics.H1 Statistics.A23:Statistics.H32" chart:data-source-has-labels="column" svg:x="1.314cm" svg:y="0.855cm" svg:width="10.832cm" svg:height="7.001cm">
          <chartooo:coordinate-region svg:x="3.117cm" svg:y="1.05cm" svg:width="8.128cm" svg:height="6.167cm"/>
          <chart:axis chart:dimension="x" chart:name="primary-x" chart:style-name="ch4">
            <chart:title svg:x="6.338cm" svg:y="8.037cm" chart:style-name="ch5">
              <text:p>Date</text:p>
            </chart:title>
          </chart:axis>
          <chart:axis chart:dimension="y" chart:name="primary-y" chart:style-name="ch6">
            <chart:title svg:x="0.451cm" svg:y="4.783cm" chart:style-name="ch7">
              <text:p>Xrefs</text:p>
            </chart:title>
            <chart:grid chart:style-name="ch8" chart:class="major"/>
          </chart:axis>
          <chart:series chart:style-name="ch9" chart:values-cell-range-address="Statistics.B23:Statistics.H23" chart:label-cell-address="Statistics.A23:Statistics.A23" chart:class="chart:scatter">
            <chart:domain table:cell-range-address="Statistics.B1:Statistics.H1"/>
            <chart:data-point chart:repeated="7"/>
          </chart:series>
          <chart:series chart:style-name="ch10" chart:values-cell-range-address="Statistics.B24:Statistics.H24" chart:label-cell-address="Statistics.A24:Statistics.A24" chart:class="chart:scatter">
            <chart:data-point chart:repeated="7"/>
          </chart:series>
          <chart:series chart:style-name="ch11" chart:values-cell-range-address="Statistics.B25:Statistics.H25" chart:label-cell-address="Statistics.A25:Statistics.A25" chart:class="chart:scatter">
            <chart:data-point chart:repeated="7"/>
          </chart:series>
          <chart:series chart:style-name="ch12" chart:values-cell-range-address="Statistics.B26:Statistics.H26" chart:label-cell-address="Statistics.A26:Statistics.A26" chart:class="chart:scatter">
            <chart:data-point chart:repeated="7"/>
          </chart:series>
          <chart:series chart:style-name="ch13" chart:values-cell-range-address="Statistics.B27:Statistics.H27" chart:label-cell-address="Statistics.A27:Statistics.A27" chart:class="chart:scatter">
            <chart:data-point chart:repeated="7"/>
          </chart:series>
          <chart:series chart:style-name="ch14" chart:values-cell-range-address="Statistics.B28:Statistics.H28" chart:label-cell-address="Statistics.A28:Statistics.A28" chart:class="chart:scatter">
            <chart:data-point chart:repeated="7"/>
          </chart:series>
          <chart:series chart:style-name="ch15" chart:values-cell-range-address="Statistics.B29:Statistics.H29" chart:label-cell-address="Statistics.A29:Statistics.A29" chart:class="chart:scatter">
            <chart:data-point chart:repeated="7"/>
          </chart:series>
          <chart:series chart:style-name="ch16" chart:values-cell-range-address="Statistics.B30:Statistics.H30" chart:label-cell-address="Statistics.A30:Statistics.A30" chart:class="chart:scatter">
            <chart:data-point chart:repeated="7"/>
          </chart:series>
          <chart:series chart:style-name="ch17" chart:values-cell-range-address="Statistics.B31:Statistics.H31" chart:label-cell-address="Statistics.A31:Statistics.A31" chart:class="chart:scatter">
            <chart:data-point chart:repeated="7"/>
          </chart:series>
          <chart:series chart:style-name="ch18" chart:values-cell-range-address="Statistics.B32:Statistics.H32" chart:label-cell-address="Statistics.A32:Statistics.A32" chart:class="chart:scatter">
            <chart:data-point chart:repeated="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40974">
                <text:p>40974</text:p>
                <draw:g>
                  <svg:desc>Statistics.B1:Statistics.H1</svg:desc>
                </draw:g>
              </table:table-cell>
              <table:table-cell office:value-type="float" office:value="40994">
                <text:p>40994</text:p>
              </table:table-cell>
              <table:table-cell office:value-type="float" office:value="41082">
                <text:p>41082</text:p>
              </table:table-cell>
              <table:table-cell office:value-type="float" office:value="41172">
                <text:p>41172</text:p>
              </table:table-cell>
              <table:table-cell office:value-type="float" office:value="41186">
                <text:p>41186</text:p>
              </table:table-cell>
              <table:table-cell office:value-type="float" office:value="41214">
                <text:p>41214</text:p>
              </table:table-cell>
              <table:table-cell office:value-type="float" office:value="41241">
                <text:p>41241</text:p>
              </table:table-cell>
            </table:table-row>
            <table:table-row>
              <table:table-cell office:value-type="string">
                <text:p>ChEBI</text:p>
                <draw:g>
                  <svg:desc>Statistics.A23:Statistics.A23</svg:desc>
                </draw:g>
              </table:table-cell>
              <table:table-cell office:value-type="float" office:value="604446">
                <text:p>604446</text:p>
                <draw:g>
                  <svg:desc>Statistics.B23:Statistics.H23</svg:desc>
                </draw:g>
              </table:table-cell>
              <table:table-cell office:value-type="float" office:value="5061450">
                <text:p>5061450</text:p>
              </table:table-cell>
              <table:table-cell office:value-type="float" office:value="4163145">
                <text:p>4163145</text:p>
              </table:table-cell>
              <table:table-cell office:value-type="float" office:value="2993390">
                <text:p>2993390</text:p>
              </table:table-cell>
              <table:table-cell office:value-type="float" office:value="2993284">
                <text:p>2993284</text:p>
              </table:table-cell>
              <table:table-cell office:value-type="float" office:value="2998474">
                <text:p>2998474</text:p>
              </table:table-cell>
              <table:table-cell office:value-type="float" office:value="2998520">
                <text:p>2998520</text:p>
              </table:table-cell>
            </table:table-row>
            <table:table-row>
              <table:table-cell office:value-type="string">
                <text:p>ChEMBL</text:p>
                <draw:g>
                  <svg:desc>Statistics.A24:Statistics.A24</svg:desc>
                </draw:g>
              </table:table-cell>
              <table:table-cell office:value-type="float" office:value="1789324">
                <text:p>1789324</text:p>
                <draw:g>
                  <svg:desc>Statistics.B24:Statistics.H24</svg:desc>
                </draw:g>
              </table:table-cell>
              <table:table-cell office:value-type="float" office:value="1789467">
                <text:p>1789467</text:p>
              </table:table-cell>
              <table:table-cell office:value-type="float" office:value="1789814">
                <text:p>1789814</text:p>
              </table:table-cell>
              <table:table-cell office:value-type="float" office:value="1789107">
                <text:p>1789107</text:p>
              </table:table-cell>
              <table:table-cell office:value-type="float" office:value="1789150">
                <text:p>1789150</text:p>
              </table:table-cell>
              <table:table-cell office:value-type="float" office:value="1789152">
                <text:p>1789152</text:p>
              </table:table-cell>
              <table:table-cell office:value-type="float" office:value="1789152">
                <text:p>1789152</text:p>
              </table:table-cell>
            </table:table-row>
            <table:table-row>
              <table:table-cell office:value-type="string">
                <text:p>EC</text:p>
                <draw:g>
                  <svg:desc>Statistics.A25:Statistics.A25</svg:desc>
                </draw:g>
              </table:table-cell>
              <table:table-cell office:value-type="float" office:value="259633">
                <text:p>259633</text:p>
                <draw:g>
                  <svg:desc>Statistics.B25:Statistics.H25</svg:desc>
                </draw:g>
              </table:table-cell>
              <table:table-cell office:value-type="float" office:value="260326">
                <text:p>260326</text:p>
              </table:table-cell>
              <table:table-cell office:value-type="float" office:value="261816">
                <text:p>261816</text:p>
              </table:table-cell>
              <table:table-cell office:value-type="float" office:value="262599">
                <text:p>262599</text:p>
              </table:table-cell>
              <table:table-cell office:value-type="float" office:value="262915">
                <text:p>262915</text:p>
              </table:table-cell>
              <table:table-cell office:value-type="float" office:value="263901">
                <text:p>263901</text:p>
              </table:table-cell>
              <table:table-cell office:value-type="float" office:value="264303">
                <text:p>264303</text:p>
              </table:table-cell>
            </table:table-row>
            <table:table-row>
              <table:table-cell office:value-type="string">
                <text:p>EFO</text:p>
                <draw:g>
                  <svg:desc>Statistics.A26:Statistics.A26</svg:desc>
                </draw:g>
              </table:table-cell>
              <table:table-cell office:value-type="float" office:value="188">
                <text:p>188</text:p>
                <draw:g>
                  <svg:desc>Statistics.B26:Statistics.H26</svg:desc>
                </draw:g>
              </table:table-cell>
              <table:table-cell office:value-type="float" office:value="193">
                <text:p>193</text:p>
              </table:table-cell>
              <table:table-cell office:value-type="float" office:value="200">
                <text:p>200</text:p>
              </table:table-cell>
              <table:table-cell office:value-type="float" office:value="205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Linnean</text:p>
                <draw:g>
                  <svg:desc>Statistics.A27:Statistics.A27</svg:desc>
                </draw:g>
              </table:table-cell>
              <table:table-cell office:value-type="float" office:value="246257">
                <text:p>246257</text:p>
                <draw:g>
                  <svg:desc>Statistics.B27:Statistics.H27</svg:desc>
                </draw:g>
              </table:table-cell>
              <table:table-cell office:value-type="float" office:value="246916">
                <text:p>246916</text:p>
              </table:table-cell>
              <table:table-cell office:value-type="float" office:value="247876">
                <text:p>247876</text:p>
              </table:table-cell>
              <table:table-cell office:value-type="float" office:value="248487">
                <text:p>248487</text:p>
              </table:table-cell>
              <table:table-cell office:value-type="float" office:value="248766">
                <text:p>248766</text:p>
              </table:table-cell>
              <table:table-cell office:value-type="float" office:value="248895">
                <text:p>248895</text:p>
              </table:table-cell>
              <table:table-cell office:value-type="float" office:value="249050">
                <text:p>249050</text:p>
              </table:table-cell>
            </table:table-row>
            <table:table-row>
              <table:table-cell office:value-type="string">
                <text:p>MeSH</text:p>
                <draw:g>
                  <svg:desc>Statistics.A28:Statistics.A28</svg:desc>
                </draw:g>
              </table:table-cell>
              <table:table-cell office:value-type="float" office:value="552">
                <text:p>552</text:p>
                <draw:g>
                  <svg:desc>Statistics.B28:Statistics.H28</svg:desc>
                </draw:g>
              </table:table-cell>
              <table:table-cell office:value-type="float" office:value="556">
                <text:p>556</text:p>
              </table:table-cell>
              <table:table-cell office:value-type="float" office:value="562">
                <text:p>562</text:p>
              </table:table-cell>
              <table:table-cell office:value-type="float" office:value="566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OMIM</text:p>
                <draw:g>
                  <svg:desc>Statistics.A29:Statistics.A29</svg:desc>
                </draw:g>
              </table:table-cell>
              <table:table-cell office:value-type="float" office:value="517">
                <text:p>517</text:p>
                <draw:g>
                  <svg:desc>Statistics.B29:Statistics.H29</svg:desc>
                </draw:g>
              </table:table-cell>
              <table:table-cell office:value-type="float" office:value="514">
                <text:p>514</text:p>
              </table:table-cell>
              <table:table-cell office:value-type="float" office:value="518">
                <text:p>518</text:p>
              </table:table-cell>
              <table:table-cell office:value-type="float" office:value="524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PDB</text:p>
                <draw:g>
                  <svg:desc>Statistics.A30:Statistics.A30</svg:desc>
                </draw:g>
              </table:table-cell>
              <table:table-cell office:value-type="float" office:value="37208">
                <text:p>37208</text:p>
                <draw:g>
                  <svg:desc>Statistics.B30:Statistics.H30</svg:desc>
                </draw:g>
              </table:table-cell>
              <table:table-cell office:value-type="float" office:value="37956">
                <text:p>37956</text:p>
              </table:table-cell>
              <table:table-cell office:value-type="float" office:value="39129">
                <text:p>39129</text:p>
              </table:table-cell>
              <table:table-cell office:value-type="float" office:value="39296">
                <text:p>39296</text:p>
              </table:table-cell>
              <table:table-cell office:value-type="float" office:value="39825">
                <text:p>39825</text:p>
              </table:table-cell>
              <table:table-cell office:value-type="float" office:value="40281">
                <text:p>40281</text:p>
              </table:table-cell>
              <table:table-cell office:value-type="float" office:value="40547">
                <text:p>40547</text:p>
              </table:table-cell>
            </table:table-row>
            <table:table-row>
              <table:table-cell office:value-type="string">
                <text:p>PDBeChem</text:p>
                <draw:g>
                  <svg:desc>Statistics.A31:Statistics.A31</svg:desc>
                </draw:g>
              </table:table-cell>
              <table:table-cell office:value-type="float" office:value="470">
                <text:p>470</text:p>
                <draw:g>
                  <svg:desc>Statistics.B31:Statistics.H31</svg:desc>
                </draw:g>
              </table:table-cell>
              <table:table-cell office:value-type="float" office:value="478">
                <text:p>478</text:p>
              </table:table-cell>
              <table:table-cell office:value-type="float" office:value="518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niProt</text:p>
                <draw:g>
                  <svg:desc>Statistics.A32:Statistics.A32</svg:desc>
                </draw:g>
              </table:table-cell>
              <table:table-cell office:value-type="float" office:value="2936743">
                <text:p>2936743</text:p>
                <draw:g>
                  <svg:desc>Statistics.B32:Statistics.H32</svg:desc>
                </draw:g>
              </table:table-cell>
              <table:table-cell office:value-type="float" office:value="7395988">
                <text:p>7395988</text:p>
              </table:table-cell>
              <table:table-cell office:value-type="float" office:value="6500932">
                <text:p>6500932</text:p>
              </table:table-cell>
              <table:table-cell office:value-type="float" office:value="5334174">
                <text:p>5334174</text:p>
              </table:table-cell>
              <table:table-cell office:value-type="float" office:value="5335235">
                <text:p>5335235</text:p>
              </table:table-cell>
              <table:table-cell office:value-type="float" office:value="5340703">
                <text:p>5340703</text:p>
              </table:table-cell>
              <table:table-cell office:value-type="float" office:value="5342868">
                <text:p>53428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2ef5aff-a6fb0ff-166bdff-cf087ad-0f138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